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8in" fo:margin-left="-0.0813in" fo:margin-top="0in" fo:margin-bottom="0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2.5729in"/>
    </style:style>
    <style:style style:name="Table1.D" style:family="table-column">
      <style:table-column-properties style:column-width="1.92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604in" fo:margin-left="-0.0813in" fo:margin-top="0in" fo:margin-bottom="0in" table:align="left"/>
    </style:style>
    <style:style style:name="Table2.A" style:family="table-column">
      <style:table-column-properties style:column-width="0.9472in"/>
    </style:style>
    <style:style style:name="Table2.B" style:family="table-column">
      <style:table-column-properties style:column-width="2.9278in"/>
    </style:style>
    <style:style style:name="Table2.C" style:family="table-column">
      <style:table-column-properties style:column-width="2.38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break-before="page"/>
      <style:text-properties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 fo:break-before="page"/>
    </style:style>
    <style:style style:name="P8" style:family="paragraph" style:parent-style-name="Standard" style:master-page-name="Standard">
      <style:paragraph-properties fo:margin-top="0in" fo:margin-bottom="0in" loext:contextual-spacing="false" fo:text-align="end" style:justify-single-word="false" style:page-number="1"/>
      <style:text-properties fo:font-size="24pt" style:font-size-asian="24pt" style:font-size-complex="24pt"/>
    </style:style>
    <style:style style:name="P9" style:family="paragraph" style:parent-style-name="Standard">
      <style:paragraph-properties fo:margin-left="0.5in" fo:margin-right="0in" fo:margin-top="0in" fo:margin-bottom="0in" loext:contextual-spacing="false" fo:text-align="end" style:justify-single-word="false" fo:text-indent="0in" style:auto-text-indent="false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align="end" style:justify-single-word="false" fo:text-indent="0in" style:auto-text-indent="false"/>
      <style:text-properties fo:font-size="24pt" style:font-size-asian="24pt" style:font-size-complex="24pt"/>
    </style:style>
    <style:style style:name="P11" style:family="paragraph" style:parent-style-name="Standard">
      <style:paragraph-properties fo:margin-left="0.5in" fo:margin-right="0in" fo:margin-top="0in" fo:margin-bottom="0in" loext:contextual-spacing="false" fo:text-align="end" style:justify-single-word="false" fo:text-indent="0in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Heading_20_1" style:list-style-name="WWNum1"/>
    <style:style style:name="P17" style:family="paragraph" style:parent-style-name="Heading_20_1">
      <style:paragraph-properties fo:margin-top="0.278in" fo:margin-bottom="0.0835in" loext:contextual-spacing="false" fo:break-before="pag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Meu Catálogo de Drinks</text:span></text:p>
      <text:p text:style-name="P3"><text:span text:style-name="T1"><text:s/></text:span></text:p>
      <text:p text:style-name="P9"><text:span text:style-name="T1">Documento de Visão do Negócio</text:span></text:p>
      <text:p text:style-name="P10"/>
      <text:p text:style-name="P10"/>
      <text:p text:style-name="P10"/>
      <text:p text:style-name="P11"/>
      <text:p text:style-name="P11"/>
      <text:p text:style-name="P9"><text:span text:style-name="T2">Marcos Rafael Lapa de Sousa<text:line-break/>Pedro Basílio<text:line-break/>Rafael Borges Calil</text:span></text:p>
      <text:p text:style-name="P10"/>
      <text:p text:style-name="P6"/>
      <text:p text:style-name="P1"><text:span text:style-name="T3">HISTÓRICO DE VERSÕES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4">Data</text:span></text:p>
          </table:table-cell>
          <table:table-cell table:style-name="Table1.A1" office:value-type="string">
            <text:p text:style-name="P5"><text:span text:style-name="T4">Versão</text:span></text:p>
          </table:table-cell>
          <table:table-cell table:style-name="Table1.A1" office:value-type="string">
            <text:p text:style-name="P5"><text:span text:style-name="T4">Descrição</text:span></text:p>
          </table:table-cell>
          <table:table-cell table:style-name="Table1.A1" office:value-type="string">
            <text:p text:style-name="P5"><text:span text:style-name="T4">Autore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4">05/09/2018</text:span></text:p>
          </table:table-cell>
          <table:table-cell table:style-name="Table1.A1" office:value-type="string">
            <text:p text:style-name="P5"><text:span text:style-name="T4">0.0</text:span></text:p>
          </table:table-cell>
          <table:table-cell table:style-name="Table1.A1" office:value-type="string">
            <text:p text:style-name="P5"><text:span text:style-name="T4">Criação do documento</text:span></text:p>
          </table:table-cell>
          <table:table-cell table:style-name="Table1.A1" office:value-type="string">
            <text:p text:style-name="P5"><text:span text:style-name="T4">Marcos, Pedro e Rafael</text:span></text:p>
          </table:table-cell>
        </table:table-row>
      </table:table>
      <text:p text:style-name="P4"><text:soft-page-break/></text:p>
      <text:p text:style-name="P1"><text:span text:style-name="T1"><text:s/></text:span></text:p>
      <text:p text:style-name="P7"><text:span text:style-name="T3">Índice</text:span></text:p>
      <text:p text:style-name="P17"><text:bookmark text:name="_vi1307jnlh4s"/></text:p>
      <text:list xml:id="list3421135482785854418" text:style-name="WWNum1">
        <text:list-item>
          <text:p text:style-name="P16"><text:bookmark text:name="_vi1307jnlh4s1"/>Introdução</text:p>
        </text:list-item>
      </text:list>
      <text:p text:style-name="P12"><text:span text:style-name="T4">O propósito deste documento é identificar as principais necessidades e expectativas para o software M</text:span>eu Catálogo de Drinks<text:span text:style-name="T4">, que fará parte de um sistema de informação para catálogo e avaliação de drinks, bebidas e sucos.</text:span></text:p>
      <text:list xml:id="list133223426169481" text:continue-numbering="true" text:style-name="WWNum1">
        <text:list-item>
          <text:p text:style-name="P16"><text:bookmark text:name="_dzdod0htdzdx"/>Escopo</text:p>
        </text:list-item>
      </text:list>
      <text:p text:style-name="P1"><text:span text:style-name="T4"><text:tab/>O objetivo do projeto é construir uma aplicação para catálogo e avaliação de drinks, bebidas e sucos. Todos os artefatos </text:span>e materiais relacionados serão postados no github, e os colaboradores serão os membros da equipe que está construindo este software mais o professor da disciplina.</text:p>
      <text:list xml:id="list133224359835325" text:continue-numbering="true" text:style-name="WWNum1">
        <text:list-item>
          <text:p text:style-name="P16"><text:bookmark text:name="_vi1307jnlh4s2"/>Objetivos</text:p>
        </text:list-item>
      </text:list>
      <text:p text:style-name="P13"><text:tab/>Este documento deve ser usado como uma base para a construção, possuindo a premissa original do sistema, e melhorando o entendimento do que deve vir a ser construído. Desta forma o documento visa esclarecer os objetivos e decisões a serem tomadas na construção do sistema.</text:p>
      <text:list xml:id="list133223910958229" text:continue-numbering="true" text:style-name="WWNum1">
        <text:list-item>
          <text:p text:style-name="P16"><text:bookmark text:name="_vi1307jnlh4s3"/>Referências</text:p>
        </text:list-item>
      </text:list>
      <text:p text:style-name="P13"><text:tab/></text:p>
      <text:list xml:id="list133223244940356" text:continue-numbering="true" text:style-name="WWNum1">
        <text:list-item>
          <text:p text:style-name="P16"><text:bookmark text:name="_vi1307jnlh4s4"/>Posicionamento</text:p>
        </text:list-item>
      </text:list>
      <text:p text:style-name="P13"><text:tab/>Percebe-se ao procurar material sobre drinks, bebidas, sucos geralmente somos indicados a sites como blogs com usabilidade horrível e páginas de gastronomia em redes sociais, nenhum tipo destes especializado no assunto, então vimos a oportunidade de um software especializado que facilitaria encontrar informações e feedbacks sobre drinks.</text:p>
      <text:list xml:id="list133224406015121" text:continue-numbering="true" text:style-name="WWNum1">
        <text:list-item>
          <text:p text:style-name="P16"><text:bookmark text:name="_vi1307jnlh4s5"/>Descrição dos envolvidos e usuários</text:p>
        </text:list-item>
      </text:list>
      <text:p text:style-name="P13"><text:span text:style-name="T2">6.1.<text:tab/>Resumo dos Envolvidos</text:span></text:p>
      <text:p text:style-name="P12">Os envolvidos que se interessam na construção desta aplicação são alunos da UFG cursando a disciplina Construção de Software e o Professor da disciplina.</text:p>
      <text:p text:style-name="P12"/>
      <text:p text:style-name="P13"><text:span text:style-name="T2">6.2.<text:tab/>Resumo dos Usuários</text:span></text:p>
      <text:p text:style-name="P1"><text:tab/>Lista resumida de usuários identificados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5">Nome</text:p>
          </table:table-cell>
          <table:table-cell table:style-name="Table2.A1" office:value-type="string">
            <text:p text:style-name="P15">Descrição</text:p>
          </table:table-cell>
          <table:table-cell table:style-name="Table2.A1" office:value-type="string">
            <text:p text:style-name="P15">Permissão</text:p>
          </table:table-cell>
        </table:table-row>
        <table:table-row table:style-name="Table2.1">
          <table:table-cell table:style-name="Table2.A1" office:value-type="string">
            <text:p text:style-name="P15">Público</text:p>
          </table:table-cell>
          <table:table-cell table:style-name="Table2.A1" office:value-type="string">
            <text:p text:style-name="P15">qualquer pessoa, não é necessário login.</text:p>
          </table:table-cell>
          <table:table-cell table:style-name="Table2.A1" office:value-type="string">
            <text:p text:style-name="P15">Acessar e visualizar informações sobre os drinks.</text:p>
          </table:table-cell>
        </table:table-row>
        <table:table-row table:style-name="Table2.1">
          <table:table-cell table:style-name="Table2.A1" office:value-type="string">
            <text:p text:style-name="P15">Usuário</text:p>
          </table:table-cell>
          <table:table-cell table:style-name="Table2.A1" office:value-type="string">
            <text:p text:style-name="P15">está logado no sistema.</text:p>
          </table:table-cell>
          <table:table-cell table:style-name="Table2.A1" office:value-type="string">
            <text:p text:style-name="P15">Comentar e dar avaliações sobre drinks.</text:p>
          </table:table-cell>
        </table:table-row>
        <table:table-row table:style-name="Table2.1">
          <table:table-cell table:style-name="Table2.A1" office:value-type="string">
            <text:p text:style-name="P15">Usuário autorizado</text:p>
          </table:table-cell>
          <table:table-cell table:style-name="Table2.A1" office:value-type="string">
            <text:p text:style-name="P15">está logado no sistema e tem permissão especial.</text:p>
          </table:table-cell>
          <table:table-cell table:style-name="Table2.A1" office:value-type="string">
            <text:p text:style-name="P15">Criar e atualizar informações sobre os drinks.</text:p>
          </table:table-cell>
        </table:table-row>
      </table:table>
      <text:p text:style-name="P1"><text:soft-page-break/></text:p>
      <text:p text:style-name="P1"><text:span text:style-name="T2">6.3.<text:tab/>Principais Necessidades dos Usuários ou dos Envolvidos</text:span></text:p>
      <text:p text:style-name="P1"><text:tab/>Estão descritas abaixo as principais necessidades dos usuários do Meu Catálogo de Drinks:</text:p>
      <text:p text:style-name="P1"/>
      <text:p text:style-name="P1">6.3.1.<text:tab/>Banco de dados de drinks</text:p>
      <text:p text:style-name="P1"><text:tab/>O sistema deve apresentar um banco de dados com drinks, receita, sua categoria e opcionalmente uma descrição (história do drink por exemplo).</text:p>
      <text:p text:style-name="P1"/>
      <text:p text:style-name="P1">6.3.2.<text:tab/>Avaliação e feedback dos drinks</text:p>
      <text:p text:style-name="P1"><text:tab/>É de grande importância a possibilidade de um usuário avaliar e dar feedback (comentar) sobre um drink.</text:p>
      <text:list xml:id="list133225146208046" text:continue-numbering="true" text:style-name="WWNum1">
        <text:list-item>
          <text:p text:style-name="P16"><text:bookmark text:name="_vi1307jnlh4s6"/>Visão geral do produto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tru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8" meta:paragraph-count="50" meta:word-count="384" meta:character-count="2470" meta:non-whitespace-character-count="2130"/>
    <meta:generator>LibreOfficeDev/5.1.0.3$Linux_X86_64 LibreOffice_project/</meta:generator>
  </office:meta>
</office:document-meta>
</file>